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orizontal_20_Line">
      <style:text-properties style:font-name="Times New Roman"/>
    </style:style>
    <style:style style:name="P2" style:family="paragraph" style:parent-style-name="Heading_20_1">
      <style:text-properties style:font-name="Times New Roman" style:text-underline-style="solid" style:text-underline-width="auto" style:text-underline-color="font-color" officeooo:paragraph-rsid="001bc538"/>
    </style:style>
    <style:style style:name="P3" style:family="paragraph" style:parent-style-name="Heading_20_1">
      <style:text-properties style:font-name="Times New Roman" fo:font-size="20pt" officeooo:paragraph-rsid="001bc538" style:font-size-asian="20pt" style:font-size-complex="20pt"/>
    </style:style>
    <style:style style:name="P4" style:family="paragraph" style:parent-style-name="Heading_20_1">
      <style:text-properties style:font-name="Times New Roman" fo:font-size="20pt" style:font-size-asian="20pt" style:font-size-complex="20pt"/>
    </style:style>
    <style:style style:name="P5" style:family="paragraph" style:parent-style-name="Heading_20_2">
      <style:text-properties style:font-name="Times New Roman"/>
    </style:style>
    <style:style style:name="P6" style:family="paragraph" style:parent-style-name="Heading_20_2">
      <style:text-properties officeooo:paragraph-rsid="001dfd9f"/>
    </style:style>
    <style:style style:name="P7" style:family="paragraph" style:parent-style-name="Heading_20_2" style:list-style-name="L25">
      <style:paragraph-properties fo:line-height="100%"/>
      <style:text-properties officeooo:paragraph-rsid="001dfd9f"/>
    </style:style>
    <style:style style:name="P8" style:family="paragraph" style:parent-style-name="Heading_20_3">
      <style:text-properties fo:font-size="18pt" style:font-size-asian="18pt" style:font-size-complex="18pt"/>
    </style:style>
    <style:style style:name="P9" style:family="paragraph" style:parent-style-name="Preformatted_20_Text">
      <style:paragraph-properties fo:margin-top="0cm" fo:margin-bottom="0.499cm" style:contextual-spacing="false"/>
    </style:style>
    <style:style style:name="P10" style:family="paragraph" style:parent-style-name="Preformatted_20_Text" style:list-style-name="L28">
      <style:paragraph-properties fo:margin-top="0cm" fo:margin-bottom="0.499cm" style:contextual-spacing="false"/>
    </style:style>
    <style:style style:name="P11" style:family="paragraph" style:parent-style-name="Standard">
      <style:text-properties style:font-name="Times New Roman"/>
    </style:style>
    <style:style style:name="P12" style:family="paragraph" style:parent-style-name="Text_20_body" style:list-style-name="L10"/>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3"/>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5">
      <style:paragraph-properties fo:margin-top="0cm" fo:margin-bottom="0cm" style:contextual-spacing="false"/>
    </style:style>
    <style:style style:name="P17" style:family="paragraph" style:parent-style-name="Text_20_body" style:list-style-name="L17">
      <style:text-properties officeooo:paragraph-rsid="001dfd9f"/>
    </style:style>
    <style:style style:name="P18" style:family="paragraph" style:parent-style-name="Text_20_body">
      <style:text-properties style:font-name="Times New Roman"/>
    </style:style>
    <style:style style:name="P19" style:family="paragraph" style:parent-style-name="Text_20_body" style:list-style-name="L11">
      <style:paragraph-properties fo:margin-top="0cm" fo:margin-bottom="0cm" style:contextual-spacing="false"/>
      <style:text-properties style:font-name="Times New Roman"/>
    </style:style>
    <style:style style:name="P20" style:family="paragraph" style:parent-style-name="Text_20_body" style:list-style-name="L11">
      <style:text-properties style:font-name="Times New Roman"/>
    </style:style>
    <style:style style:name="P21" style:family="paragraph" style:parent-style-name="Text_20_body" style:list-style-name="L12">
      <style:paragraph-properties fo:margin-top="0cm" fo:margin-bottom="0cm" style:contextual-spacing="false"/>
      <style:text-properties style:font-name="Times New Roman"/>
    </style:style>
    <style:style style:name="P22" style:family="paragraph" style:parent-style-name="Text_20_body" style:list-style-name="L15">
      <style:paragraph-properties fo:margin-top="0cm" fo:margin-bottom="0cm" style:contextual-spacing="false"/>
      <style:text-properties style:font-name="Times New Roman"/>
    </style:style>
    <style:style style:name="P23" style:family="paragraph" style:parent-style-name="Text_20_body" style:list-style-name="L15">
      <style:text-properties style:font-name="Times New Roman"/>
    </style:style>
    <style:style style:name="P24" style:family="paragraph" style:parent-style-name="Text_20_body" style:list-style-name="L16">
      <style:paragraph-properties fo:margin-top="0cm" fo:margin-bottom="0cm" style:contextual-spacing="false"/>
      <style:text-properties style:font-name="Times New Roman"/>
    </style:style>
    <style:style style:name="P25" style:family="paragraph" style:parent-style-name="Text_20_body" style:list-style-name="L16">
      <style:text-properties style:font-name="Times New Roman"/>
    </style:style>
    <style:style style:name="P26" style:family="paragraph" style:parent-style-name="Text_20_body" style:list-style-name="L17">
      <style:paragraph-properties fo:margin-top="0cm" fo:margin-bottom="0cm" style:contextual-spacing="false"/>
      <style:text-properties style:font-name="Times New Roman"/>
    </style:style>
    <style:style style:name="P27" style:family="paragraph" style:parent-style-name="Text_20_body" style:list-style-name="L20"/>
    <style:style style:name="P28" style:family="paragraph" style:parent-style-name="Text_20_body" style:list-style-name="L20">
      <style:paragraph-properties fo:margin-top="0cm" fo:margin-bottom="0cm" style:contextual-spacing="false"/>
    </style:style>
    <style:style style:name="P29" style:family="paragraph" style:parent-style-name="Text_20_body" style:list-style-name="L21"/>
    <style:style style:name="P30" style:family="paragraph" style:parent-style-name="Text_20_body" style:list-style-name="L21">
      <style:paragraph-properties fo:margin-top="0cm" fo:margin-bottom="0cm" style:contextual-spacing="false"/>
    </style:style>
    <style:style style:name="P31" style:family="paragraph" style:parent-style-name="Text_20_body" style:list-style-name="L22"/>
    <style:style style:name="P32" style:family="paragraph" style:parent-style-name="Text_20_body" style:list-style-name="L22">
      <style:paragraph-properties fo:margin-top="0cm" fo:margin-bottom="0cm" style:contextual-spacing="false"/>
    </style:style>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7">
      <style:paragraph-properties fo:margin-top="0cm" fo:margin-bottom="0cm" style:contextual-spacing="false"/>
    </style:style>
    <style:style style:name="P36" style:family="paragraph" style:parent-style-name="Text_20_body" style:list-style-name="L28"/>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1">
      <style:paragraph-properties fo:margin-top="0cm" fo:margin-bottom="0cm" style:contextual-spacing="false"/>
    </style:style>
    <style:style style:name="P40" style:family="paragraph" style:parent-style-name="Text_20_body" style:list-style-name="L32"/>
    <style:style style:name="P41" style:family="paragraph" style:parent-style-name="Text_20_body" style:list-style-name="L32">
      <style:paragraph-properties fo:margin-top="0cm" fo:margin-bottom="0cm" style:contextual-spacing="false"/>
    </style:style>
    <style:style style:name="P42" style:family="paragraph" style:parent-style-name="Text_20_body" style:list-style-name="L33"/>
    <style:style style:name="P43" style:family="paragraph" style:parent-style-name="Text_20_body" style:list-style-name="L33">
      <style:paragraph-properties fo:margin-top="0cm" fo:margin-bottom="0cm" style:contextual-spacing="false"/>
    </style:style>
    <style:style style:name="P44" style:family="paragraph" style:parent-style-name="Text_20_body" style:list-style-name="L34"/>
    <style:style style:name="P45" style:family="paragraph" style:parent-style-name="Text_20_body" style:list-style-name="L34">
      <style:paragraph-properties fo:margin-top="0cm" fo:margin-bottom="0cm" style:contextual-spacing="false"/>
    </style:style>
    <style:style style:name="P46" style:family="paragraph" style:parent-style-name="Text_20_body" style:list-style-name="L35"/>
    <style:style style:name="P47" style:family="paragraph" style:parent-style-name="Text_20_body" style:list-style-name="L35">
      <style:paragraph-properties fo:margin-top="0cm" fo:margin-bottom="0cm" style:contextual-spacing="false"/>
    </style:style>
    <style:style style:name="T1" style:family="text">
      <style:text-properties officeooo:rsid="001cb7cc"/>
    </style:style>
    <style:style style:name="T2" style:family="text">
      <style:text-properties style:font-name="Times New Roman"/>
    </style:style>
    <style:style style:name="T3" style:family="text">
      <style:text-properties officeooo:rsid="001dfd9f"/>
    </style:style>
    <style:style style:name="T4" style:family="text">
      <style:text-properties fo:font-weight="normal" style:font-weight-asian="normal" style:font-weight-complex="normal"/>
    </style:style>
    <style:style style:name="T5" style:family="text">
      <style:text-properties fo:font-weight="normal" officeooo:rsid="001dfd9f"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dfd9f" style:font-size-asian="12pt" style:font-weight-asian="normal" style:font-size-complex="12pt" style:font-weight-complex="normal"/>
    </style:style>
    <style:style style:name="T8" style:family="text">
      <style:text-properties officeooo:rsid="001f13b9"/>
    </style:style>
    <style:style style:name="T9" style:family="text">
      <style:text-properties fo:font-size="20pt" style:font-size-asian="20pt" style:font-size-complex="20pt"/>
    </style:style>
    <style:style style:name="T10" style:family="text">
      <style:text-properties fo:font-size="20pt" officeooo:rsid="001f13b9" style:font-size-asian="20pt" style:font-size-complex="20pt"/>
    </style:style>
    <style:style style:name="T11" style:family="text">
      <style:text-properties fo:font-size="20pt" officeooo:rsid="0020b218" style:font-size-asian="20pt" style:font-size-complex="20pt"/>
    </style:style>
    <style:style style:name="T12" style:family="text">
      <style:text-properties fo:font-size="20pt" officeooo:rsid="002177fe" style:font-size-asian="20pt" style:font-size-complex="20pt"/>
    </style:style>
    <style:style style:name="T13" style:family="text">
      <style:text-properties fo:font-size="18pt" style:font-size-asian="18pt" style:font-size-complex="18pt"/>
    </style:style>
    <style:style style:name="T14" style:family="text">
      <style:text-properties officeooo:rsid="0020b218"/>
    </style:style>
    <style:style style:name="T15" style:family="text">
      <style:text-properties officeooo:rsid="002177fe"/>
    </style:style>
    <style:style style:name="T16" style:family="text">
      <style:text-properties officeooo:rsid="00231b6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rogress Documentation</text:h>
      <text:h text:style-name="P3" text:outline-level="1"><text:span text:style-name="T1">1. </text:span>Initial YOLOv8 Object Detection Implementation</text:h>
      <text:h text:style-name="Heading_20_2" text:outline-level="2"><text:span text:style-name="Strong_20_Emphasis"><text:span text:style-name="T2">Overview</text:span></text:span></text:h>
      <text:p text:style-name="P18">This program tests YOLOv8 for object detection on a single image, verifying the model's functionality and output capabilities.</text:p>
      <text:h text:style-name="Heading_20_3" text:outline-level="3"><text:span text:style-name="Strong_20_Emphasis"><text:span text:style-name="T2">Key Features</text:span></text:span></text:h>
      <text:list xml:id="list4220232548" text:style-name="L10">
        <text:list-item>
          <text:p text:style-name="P13"><text:span text:style-name="Strong_20_Emphasis"><text:span text:style-name="T2">Model Loading</text:span></text:span><text:span text:style-name="T2"> </text:span></text:p>
          <text:list>
            <text:list-item>
              <text:p text:style-name="P13"><text:span text:style-name="T2">Uses pre-trained YOLOv8n weights (</text:span><text:span text:style-name="Source_20_Text"><text:span text:style-name="T2">yolov8n.pt</text:span></text:span><text:span text:style-name="T2">) for lightweight and efficient detection. </text:span></text:p>
            </text:list-item>
          </text:list>
        </text:list-item>
        <text:list-item>
          <text:p text:style-name="P13"><text:span text:style-name="Strong_20_Emphasis"><text:span text:style-name="T2">Object Detection</text:span></text:span><text:span text:style-name="T2"> </text:span></text:p>
          <text:list>
            <text:list-item>
              <text:p text:style-name="P13"><text:span text:style-name="T2">Processes a single image (</text:span><text:span text:style-name="Source_20_Text"><text:span text:style-name="T2">chevrolet_camaro_1970.jpg</text:span></text:span><text:span text:style-name="T2">) to detect objects with bounding boxes and confidence scores. </text:span></text:p>
            </text:list-item>
          </text:list>
        </text:list-item>
        <text:list-item>
          <text:p text:style-name="P13"><text:span text:style-name="Strong_20_Emphasis"><text:span text:style-name="T2">Result Visualization</text:span></text:span><text:span text:style-name="T2"> </text:span></text:p>
          <text:list>
            <text:list-item>
              <text:p text:style-name="P13"><text:span text:style-name="T2">Displays detected objects visually using the </text:span><text:span text:style-name="Source_20_Text"><text:span text:style-name="T2">show()</text:span></text:span><text:span text:style-name="T2"> method. </text:span></text:p>
            </text:list-item>
          </text:list>
        </text:list-item>
        <text:list-item>
          <text:p text:style-name="P13"><text:span text:style-name="Strong_20_Emphasis"><text:span text:style-name="T2">Output Saving</text:span></text:span><text:span text:style-name="T2"> </text:span></text:p>
          <text:list>
            <text:list-item>
              <text:p text:style-name="P12"><text:span text:style-name="T2">Saves the annotated image to </text:span><text:span text:style-name="Source_20_Text"><text:span text:style-name="T2">files/output.jpg</text:span></text:span><text:span text:style-name="T2"> for further analysis. </text:span></text:p>
            </text:list-item>
          </text:list>
        </text:list-item>
      </text:list>
      <text:p text:style-name="P1"/>
      <text:h text:style-name="Heading_20_2" text:outline-level="2"><text:span text:style-name="Strong_20_Emphasis"><text:span text:style-name="T2">Successes</text:span></text:span></text:h>
      <text:list xml:id="list1279459608" text:style-name="L11">
        <text:list-item>
          <text:p text:style-name="P19">Model loaded without errors and performed detection efficiently. </text:p>
        </text:list-item>
        <text:list-item>
          <text:p text:style-name="P20">Objects were accurately visualized and saved with annotations. </text:p>
        </text:list-item>
      </text:list>
      <text:h text:style-name="Heading_20_2" text:outline-level="2"><text:span text:style-name="Strong_20_Emphasis"><text:span text:style-name="T2">Limitations</text:span></text:span></text:h>
      <text:list xml:id="list334900238" text:style-name="L12">
        <text:list-item>
          <text:p text:style-name="P21">Processes only one image, unsuitable for video or real-time tasks. </text:p>
        </text:list-item>
      </text:list>
      <text:p text:style-name="P1"/>
      <text:h text:style-name="Heading_20_2" text:outline-level="2"><text:span text:style-name="Strong_20_Emphasis"><text:span text:style-name="T2">Insights</text:span></text:span></text:h>
      <text:list xml:id="list89955643" text:style-name="L13">
        <text:list-item>
          <text:p text:style-name="P15"><text:span text:style-name="Strong_20_Emphasis"><text:span text:style-name="T2">Strengths:</text:span></text:span><text:span text:style-name="T2"> Quick setup and testing, ideal for basic functionality verification. </text:span></text:p>
        </text:list-item>
        <text:list-item>
          <text:p text:style-name="P14"><text:span text:style-name="Strong_20_Emphasis"><text:span text:style-name="T2">Weaknesses:</text:span></text:span><text:span text:style-name="T2"> Limited scope, no tracking or dynamic input handling. </text:span></text:p>
        </text:list-item>
      </text:list>
      <text:p text:style-name="P1"/>
      <text:h text:style-name="P5" text:outline-level="2"><text:span text:style-name="Strong_20_Emphasis"><text:span text:style-name="T2"/></text:span></text:h>
      <text:p text:style-name="P11"/>
      <text:p text:style-name="P11"/>
      <text:p text:style-name="P11"/>
      <text:h text:style-name="P4" text:outline-level="1"><text:soft-page-break/><text:span text:style-name="T1">2. </text:span>YOLOv8 Object Detection in Video</text:h>
      <text:h text:style-name="Heading_20_2" text:outline-level="2"><text:span text:style-name="Strong_20_Emphasis"><text:span text:style-name="T2">Overview</text:span></text:span></text:h>
      <text:p text:style-name="P18">This version extends the object detection program to process video input, enabling object detection frame by frame. The results are saved as an annotated video file, showcasing dynamic object detection.</text:p>
      <text:h text:style-name="Heading_20_3" text:outline-level="3"><text:span text:style-name="Strong_20_Emphasis"><text:span text:style-name="T2">Key Features</text:span></text:span></text:h>
      <text:list xml:id="list4180022889" text:style-name="L15">
        <text:list-item>
          <text:p text:style-name="P16"><text:span text:style-name="Strong_20_Emphasis"><text:span text:style-name="T2">Video Input Handling</text:span></text:span><text:span text:style-name="T2"> </text:span></text:p>
          <text:list>
            <text:list-item>
              <text:p text:style-name="P16"><text:span text:style-name="T2">Reads a video file (</text:span><text:span text:style-name="Source_20_Text"><text:span text:style-name="T2">ronaldo2.mp4</text:span></text:span><text:span text:style-name="T2">) as input. </text:span></text:p>
            </text:list-item>
          </text:list>
        </text:list-item>
        <text:list-item>
          <text:p text:style-name="P16"><text:span text:style-name="Strong_20_Emphasis"><text:span text:style-name="T2">Frame-by-Frame Object Detection</text:span></text:span><text:span text:style-name="T2"> </text:span></text:p>
          <text:list>
            <text:list-item>
              <text:p text:style-name="P22">Applies YOLOv8 on each video frame to detect objects. </text:p>
            </text:list-item>
          </text:list>
        </text:list-item>
        <text:list-item>
          <text:p text:style-name="P16"><text:span text:style-name="Strong_20_Emphasis"><text:span text:style-name="T2">Result Visualization</text:span></text:span><text:span text:style-name="T2"> </text:span></text:p>
          <text:list>
            <text:list-item>
              <text:p text:style-name="P22">Annotates each frame with bounding boxes and confidence scores. </text:p>
            </text:list-item>
          </text:list>
        </text:list-item>
        <text:list-item>
          <text:p text:style-name="P16"><text:span text:style-name="Strong_20_Emphasis"><text:span text:style-name="T2">Video Output Saving</text:span></text:span><text:span text:style-name="T2"> </text:span></text:p>
          <text:list>
            <text:list-item>
              <text:p text:style-name="P16"><text:span text:style-name="T2">Saves the annotated frames into a new video file (</text:span><text:span text:style-name="Source_20_Text"><text:span text:style-name="T2">output_video.mp4</text:span></text:span><text:span text:style-name="T2">). </text:span></text:p>
            </text:list-item>
          </text:list>
        </text:list-item>
        <text:list-item>
          <text:p text:style-name="P16"><text:span text:style-name="Strong_20_Emphasis"><text:span text:style-name="T2">Optional Display</text:span></text:span><text:span text:style-name="T2"> </text:span></text:p>
          <text:list>
            <text:list-item>
              <text:p text:style-name="P23">Displays the annotated frames during processing (can be disabled for headless environments). </text:p>
            </text:list-item>
          </text:list>
        </text:list-item>
      </text:list>
      <text:p text:style-name="P1"/>
      <text:h text:style-name="Heading_20_2" text:outline-level="2"><text:span text:style-name="Strong_20_Emphasis"><text:span text:style-name="T2">Successes</text:span></text:span></text:h>
      <text:list xml:id="list1239706762" text:style-name="L16">
        <text:list-item>
          <text:p text:style-name="P24">Processed video input successfully and performed real-time object detection. </text:p>
        </text:list-item>
        <text:list-item>
          <text:p text:style-name="P24">Generated an annotated video file with bounding boxes and other visual cues. </text:p>
        </text:list-item>
        <text:list-item>
          <text:p text:style-name="P25">Efficiently handled frame-by-frame processing without skipping frames. </text:p>
        </text:list-item>
      </text:list>
      <text:h text:style-name="Heading_20_2" text:outline-level="2"><text:span text:style-name="Strong_20_Emphasis"><text:span text:style-name="T2">Limitations</text:span></text:span></text:h>
      <text:list xml:id="list3636805685" text:style-name="L17">
        <text:list-item>
          <text:p text:style-name="P26">No tracking capability; objects are detected per frame without continuity. </text:p>
        </text:list-item>
        <text:list-item>
          <text:p text:style-name="P17"><text:span text:style-name="T2">Requires codec (</text:span><text:span text:style-name="Source_20_Text"><text:span text:style-name="T2">mp4v</text:span></text:span><text:span text:style-name="T2">) compatibility for video output. <text:s/></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4" text:outline-level="1"><text:soft-page-break/><text:span text:style-name="T3">3. </text:span>Object Detection and Tracking Using YOLO and SORT</text:h>
      <text:h text:style-name="Heading_20_2" text:outline-level="2">Overview</text:h>
      <text:p text:style-name="Text_20_body">This version of the program extends object detection by integrating the SORT (Simple Online and Realtime Tracking) algorithm for tracking detected objects across video frames. It builds on the previous implementation by associating unique IDs with detected objects, enabling consistent tracking throughout the video.</text:p>
      <text:p text:style-name="Horizontal_20_Line"/>
      <text:h text:style-name="Heading_20_2" text:outline-level="2">Features Implemented</text:h>
      <text:list xml:id="list3352266288" text:style-name="L20">
        <text:list-item>
          <text:p text:style-name="P27"><text:span text:style-name="Strong_20_Emphasis">Object Detection with YOLOv8</text:span></text:p>
          <text:list>
            <text:list-item>
              <text:p text:style-name="P28">Utilized the YOLOv8 model for detecting objects in video frames. </text:p>
            </text:list-item>
            <text:list-item>
              <text:p text:style-name="P28">Filtered detections based on confidence scores (threshold set at 0.5). </text:p>
            </text:list-item>
          </text:list>
        </text:list-item>
        <text:list-item>
          <text:p text:style-name="P27"><text:span text:style-name="Strong_20_Emphasis">SORT Tracking</text:span></text:p>
          <text:list>
            <text:list-item>
              <text:p text:style-name="P28">Integrated the SORT tracker to assign and maintain unique IDs for detected objects. </text:p>
            </text:list-item>
            <text:list-item>
              <text:p text:style-name="P28">Implemented a mechanism to update the tracker with new detections at each frame. </text:p>
            </text:list-item>
            <text:list-item>
              <text:p text:style-name="P28">Tracked objects are visualized with bounding boxes and labeled with their respective IDs. </text:p>
            </text:list-item>
          </text:list>
        </text:list-item>
        <text:list-item>
          <text:p text:style-name="P27"><text:span text:style-name="Strong_20_Emphasis">Output Video Generation</text:span></text:p>
          <text:list>
            <text:list-item>
              <text:p text:style-name="P28">Saved the processed video with tracking annotations to a specified output path. </text:p>
            </text:list-item>
            <text:list-item>
              <text:p text:style-name="P27">Displayed the annotated video frames during processing (optional). </text:p>
            </text:list-item>
          </text:list>
        </text:list-item>
      </text:list>
      <text:p text:style-name="Horizontal_20_Line"/>
      <text:h text:style-name="Heading_20_2" text:outline-level="2">Code Workflow</text:h>
      <text:list xml:id="list1117934181" text:style-name="L21">
        <text:list-item>
          <text:p text:style-name="P29"><text:span text:style-name="Strong_20_Emphasis">Initialization</text:span>:</text:p>
          <text:list>
            <text:list-item>
              <text:p text:style-name="P30">Loaded the pre-trained YOLOv8 model. </text:p>
            </text:list-item>
            <text:list-item>
              <text:p text:style-name="P30">Initialized the SORT tracker. </text:p>
            </text:list-item>
          </text:list>
        </text:list-item>
        <text:list-item>
          <text:p text:style-name="P29"><text:span text:style-name="Strong_20_Emphasis">Detection and Tracking</text:span>:</text:p>
          <text:list>
            <text:list-item>
              <text:p text:style-name="P30">For each video frame: </text:p>
              <text:list>
                <text:list-item>
                  <text:p text:style-name="P30">Performed object detection using YOLOv8. </text:p>
                </text:list-item>
                <text:list-item>
                  <text:p text:style-name="P30">Filtered detections based on confidence scores. </text:p>
                </text:list-item>
                <text:list-item>
                  <text:p text:style-name="P30">Updated the SORT tracker with current frame detections. </text:p>
                </text:list-item>
                <text:list-item>
                  <text:p text:style-name="P30">Drew bounding boxes and object IDs on the frame. </text:p>
                </text:list-item>
              </text:list>
            </text:list-item>
          </text:list>
        </text:list-item>
        <text:list-item>
          <text:p text:style-name="P29"><text:span text:style-name="Strong_20_Emphasis">Output</text:span>:</text:p>
          <text:list>
            <text:list-item>
              <text:p text:style-name="P29">Annotated video frames were saved to a new video file. </text:p>
            </text:list-item>
          </text:list>
        </text:list-item>
      </text:list>
      <text:p text:style-name="Horizontal_20_Line"/>
      <text:h text:style-name="Heading_20_2" text:outline-level="2"><text:soft-page-break/>Encountered Issue</text:h>
      <text:h text:style-name="Heading_20_3" text:outline-level="3">Error Message:</text:h>
      <text:p text:style-name="Preformatted_20_Text"><text:span text:style-name="Source_20_Text">OMP: Error #15: Initializing libiomp5md.dll, but found libiomp5md.dll already initialized.</text:span></text:p>
      <text:p text:style-name="P9"><text:span text:style-name="Source_20_Text">OMP: Hint This means that multiple copies of the OpenMP runtime have been linked into the program. That is dangerous, since it can degrade performance or cause incorrect results. The best thing to do is to ensure that only a single OpenMP runtime is linked into the process, e.g. by avoiding static linking of the OpenMP runtime in any library. As an unsafe, unsupported, undocumented workaround you can set the environment variable KMP_DUPLICATE_LIB_OK=TRUE to allow the program to continue to execute, but that may cause crashes or silently produce incorrect results.</text:span></text:p>
      <text:h text:style-name="Heading_20_3" text:outline-level="3">Root Cause:</text:h>
      <text:p text:style-name="Text_20_body">This issue arises due to multiple instances of the OpenMP runtime library (<text:span text:style-name="Source_20_Text">libiomp5md.dll</text:span>) being loaded into the program. It occurs when different libraries link their own versions of OpenMP.</text:p>
      <text:p text:style-name="Horizontal_20_Line"/>
      <text:h text:style-name="Heading_20_2" text:outline-level="2">Current Workarounds Attempted</text:h>
      <text:list xml:id="list172486067" text:style-name="L22">
        <text:list-item>
          <text:p text:style-name="P31"><text:span text:style-name="Strong_20_Emphasis">Environment Variable Fix</text:span>:</text:p>
          <text:list>
            <text:list-item>
              <text:p text:style-name="P32">Set <text:span text:style-name="Source_20_Text">KMP_DUPLICATE_LIB_OK=TRUE</text:span> to bypass the issue temporarily. </text:p>
            </text:list-item>
            <text:list-item>
              <text:p text:style-name="P32">While this allows the program to execute, it may cause crashes or incorrect results. </text:p>
            </text:list-item>
          </text:list>
        </text:list-item>
        <text:list-item>
          <text:p text:style-name="P31"><text:span text:style-name="Strong_20_Emphasis">Avoided Static Linking</text:span>:</text:p>
          <text:list>
            <text:list-item>
              <text:p text:style-name="P31">Verified library dependencies to ensure no static linking of OpenMP runtime. </text:p>
            </text:list-item>
          </text:list>
        </text:list-item>
      </text:list>
      <text:p text:style-name="Horizontal_20_Line"/>
      <text:h text:style-name="P6" text:outline-level="2">Next Steps</text:h>
      <text:list xml:id="list2298195588" text:style-name="L25">
        <text:list-item>
          <text:h text:style-name="P7" text:outline-level="2"><text:span text:style-name="T6">Identify and resolve the conflict by ensuring all libraries use a single version of the OpenMP runtime </text:span><text:span text:style-name="T7">or use a different approach.</text:span> </text:h>
        </text:list-item>
      </text:list>
      <text:p text:style-name="Horizontal_20_Line"/>
      <text:h text:style-name="Heading_20_2" text:outline-level="2">Summary</text:h>
      <text:p text:style-name="Text_20_body">This version successfully integrates SORT tracking with YOLOv8 for object detection. However, the program encountered an OpenMP runtime conflict, which needs to be resolved for stable and accurate execution.</text:p>
      <text:p text:style-name="P11"/>
      <text:p text:style-name="P11"/>
      <text:p text:style-name="P11"/>
      <text:p text:style-name="P11"/>
      <text:p text:style-name="P11"/>
      <text:p text:style-name="P18"><text:soft-page-break/><text:span text:style-name="Strong_20_Emphasis"><text:span text:style-name="T10">4. </text:span></text:span><text:span text:style-name="Strong_20_Emphasis"><text:span text:style-name="T9">YOLOv4 Tiny with OpenCV MultiTracker</text:span></text:span></text:p>
      <text:p text:style-name="Text_20_body"><text:span text:style-name="Strong_20_Emphasis"><text:span text:style-name="T13">Objective:</text:span></text:span></text:p>
      <text:list xml:id="list3060378308" text:style-name="L26">
        <text:list-item>
          <text:p text:style-name="P33">Test YOLOv4 Tiny object detection integrated with OpenCV MultiTracker on video files. </text:p>
        </text:list-item>
      </text:list>
      <text:p text:style-name="Text_20_body"><text:span text:style-name="Strong_20_Emphasis"><text:span text:style-name="T13">Code Summary:</text:span></text:span></text:p>
      <text:list xml:id="list1721835108" text:style-name="L27">
        <text:list-item>
          <text:p text:style-name="P35"><text:span text:style-name="Strong_20_Emphasis">YOLOv4 Tiny Integration:</text:span> Used pre-trained YOLOv4 Tiny model with OpenCV DNN to detect objects. </text:p>
        </text:list-item>
        <text:list-item>
          <text:p text:style-name="P35"><text:span text:style-name="Strong_20_Emphasis">MultiTracker Setup:</text:span> Initialized OpenCV MultiTracker for tracking detected objects across frames. </text:p>
        </text:list-item>
        <text:list-item>
          <text:p text:style-name="P35"><text:span text:style-name="Strong_20_Emphasis">Video Processing:</text:span> Processed video frames to detect objects in the first frame or periodically, applied Non-Maximum Suppression (NMS), and tracked objects with bounding boxes. </text:p>
        </text:list-item>
        <text:list-item>
          <text:p text:style-name="P34"><text:span text:style-name="Strong_20_Emphasis">Output:</text:span> Annotated video saved to the specified output path. </text:p>
        </text:list-item>
      </text:list>
      <text:p text:style-name="Text_20_body"><text:span text:style-name="Strong_20_Emphasis"><text:span text:style-name="T13">Result:</text:span></text:span></text:p>
      <text:list xml:id="list993787706" text:style-name="L28">
        <text:list-item>
          <text:p text:style-name="P36">Encountered an error during execution: </text:p>
          <text:p text:style-name="P10"><text:span text:style-name="Source_20_Text">cv2.error: OpenCV(4.10.0) D:\a\opencv-python\opencv-python\opencv\modules\dnn\src\darknet\darknet_importer.cpp:210: error: (-212:Parsing error) Failed to open NetParameter file: yolov4-tiny.cfg in function 'cv::dnn::dnn4_v20240521::readNetFromDarknet'</text:span></text:p>
        </text:list-item>
      </text:list>
      <text:p text:style-name="Text_20_body"><text:span text:style-name="Strong_20_Emphasis"><text:span text:style-name="T13">Conclusion:</text:span></text:span></text:p>
      <text:list xml:id="list3591935096" text:style-name="L30">
        <text:list-item>
          <text:p text:style-name="P37">No attempts were made to resolve the issue at this stage.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pan text:style-name="Strong_20_Emphasis"><text:span text:style-name="T11">5. </text:span></text:span><text:span text:style-name="Strong_20_Emphasis"><text:span text:style-name="T9">Zoo Animal Tracking with YOLOv</text:span></text:span><text:span text:style-name="Strong_20_Emphasis"><text:span text:style-name="T12">11</text:span></text:span><text:span text:style-name="Strong_20_Emphasis"><text:span text:style-name="T9"> and Track History</text:span></text:span></text:p>
      <text:h text:style-name="P8" text:outline-level="3">Program Overview</text:h>
      <text:p text:style-name="Text_20_body">In this program, we extended the functionality of YOLOv<text:span text:style-name="T15">11</text:span> by integrating track history to visualize the movement of animals in a zoo environment. The primary aim was to create a program capable of tracking animals across video frames and plotting their trajectories.</text:p>
      <text:p text:style-name="Horizontal_20_Line"/>
      <text:h text:style-name="Heading_20_3" text:outline-level="3"><text:span text:style-name="Strong_20_Emphasis"><text:span text:style-name="T13">What the Program Does</text:span></text:span></text:h>
      <text:list xml:id="list1830053223" text:style-name="L31">
        <text:list-item>
          <text:p text:style-name="P39"><text:span text:style-name="Strong_20_Emphasis">Object Detection and Tracking</text:span>: The program uses a pre-trained YOLOv<text:span text:style-name="T15">11</text:span> model to detect objects in each video frame and assigns unique track IDs to those objects. </text:p>
        </text:list-item>
        <text:list-item>
          <text:p text:style-name="P39"><text:span text:style-name="Strong_20_Emphasis">Track History Visualization</text:span>: It records the movement history of each detected object, retaining up to 30 frames of track data. The trajectories are displayed as lines that follow the object's movement. </text:p>
        </text:list-item>
        <text:list-item>
          <text:p text:style-name="P38"><text:span text:style-name="Strong_20_Emphasis">Video Output</text:span>: The annotated video, including bounding boxes, IDs, and trajectories, is saved to an output file. </text:p>
        </text:list-item>
      </text:list>
      <text:p text:style-name="Horizontal_20_Line"/>
      <text:h text:style-name="Heading_20_3" text:outline-level="3"><text:span text:style-name="Strong_20_Emphasis"><text:span text:style-name="T13">Features</text:span></text:span></text:h>
      <text:list xml:id="list2772816973" text:style-name="L32">
        <text:list-item>
          <text:p text:style-name="P41"><text:span text:style-name="Strong_20_Emphasis">Detection Model</text:span>: The program uses a custom YOLOv<text:span text:style-name="T15">11</text:span> model (<text:span text:style-name="Source_20_Text">yolo11n.pt</text:span>) for object detection. </text:p>
        </text:list-item>
        <text:list-item>
          <text:p text:style-name="P41"><text:span text:style-name="Strong_20_Emphasis">Tracking</text:span>: Object IDs are assigned to track animals across frames. </text:p>
        </text:list-item>
        <text:list-item>
          <text:p text:style-name="P41"><text:span text:style-name="Strong_20_Emphasis">Trajectory Visualization</text:span>: Visualizes the movement paths of animals in the video. </text:p>
        </text:list-item>
        <text:list-item>
          <text:p text:style-name="P40"><text:span text:style-name="Strong_20_Emphasis">Output Video</text:span>: Saves the processed video for further analysis or review. </text:p>
        </text:list-item>
      </text:list>
      <text:p text:style-name="Horizontal_20_Line"/>
      <text:h text:style-name="Heading_20_3" text:outline-level="3"><text:span text:style-name="Strong_20_Emphasis"><text:span text:style-name="T13">Strengths</text:span></text:span></text:h>
      <text:list xml:id="list4104477210" text:style-name="L33">
        <text:list-item>
          <text:p text:style-name="P43"><text:span text:style-name="Strong_20_Emphasis">Custom Tracking</text:span>: Successfully tracks multiple animals and displays their movement paths. </text:p>
        </text:list-item>
        <text:list-item>
          <text:p text:style-name="P42"><text:span text:style-name="Strong_20_Emphasis">Visual Output</text:span>: The program outputs clear visualizations of bounding boxes and trajectories, providing insights into animal behavior. </text:p>
        </text:list-item>
      </text:list>
      <text:p text:style-name="Horizontal_20_Line"/>
      <text:h text:style-name="Heading_20_3" text:outline-level="3"><text:span text:style-name="Strong_20_Emphasis"><text:span text:style-name="T13">Limitations</text:span></text:span></text:h>
      <text:list xml:id="list4248954760" text:style-name="L34">
        <text:list-item>
          <text:p text:style-name="P45"><text:span text:style-name="Strong_20_Emphasis">Object ID Changes</text:span>: The ID of an object can change in the following scenarios: </text:p>
          <text:list>
            <text:list-item>
              <text:p text:style-name="P45">When the object moves rapidly. </text:p>
            </text:list-item>
            <text:list-item>
              <text:p text:style-name="P45">When there is occlusion (e.g., objects overlapping or obstructing one another). </text:p>
            </text:list-item>
            <text:list-item>
              <text:p text:style-name="P45">When the orientation of the animal changes significantly. </text:p>
            </text:list-item>
          </text:list>
        </text:list-item>
        <text:list-item>
          <text:p text:style-name="P45"><text:span text:style-name="Strong_20_Emphasis">Track Accuracy</text:span>: Due to ID changes, trajectories may sometimes appear discontinuous. </text:p>
        </text:list-item>
        <text:list-item>
          <text:p text:style-name="P44"><text:soft-page-break/><text:span text:style-name="Strong_20_Emphasis">Orientation and Occlusion Sensitivity</text:span>: The model may struggle to maintain consistent tracking when objects are partially hidden or oriented differently from their training data. </text:p>
        </text:list-item>
      </text:list>
      <text:p text:style-name="Horizontal_20_Line"/>
      <text:h text:style-name="Heading_20_3" text:outline-level="3"><text:span text:style-name="Strong_20_Emphasis">Future Improvements</text:span></text:h>
      <text:list xml:id="list2179026754" text:style-name="L35">
        <text:list-item>
          <text:p text:style-name="P47"><text:span text:style-name="T14">Use</text:span> a more robust tracking algorithm to minimize ID switching. </text:p>
        </text:list-item>
        <text:list-item>
          <text:p text:style-name="P47">Experiment with fine-tuned YOLOv<text:span text:style-name="T16">11</text:span> models trained specifically on zoo animal datasets. </text:p>
        </text:list-item>
        <text:list-item>
          <text:p text:style-name="P47">Integrate fuzzy logic to handle uncertainties caused by occlusions or fast movements. </text:p>
        </text:list-item>
        <text:list-item>
          <text:p text:style-name="P46">Increase the number of frames retained for track history to allow for longer trajectory visualization. </text:p>
        </text:list-item>
      </text:list>
      <text:p text:style-name="Horizontal_20_Line"><text:span text:style-name="Strong_20_Emphasis"/></text:p>
      <text:p text:style-name="Text_20_body"/>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5T17:25:06.791000000</meta:creation-date>
    <dc:date>2025-01-25T18:13:50.185000000</dc:date>
    <meta:editing-duration>PT28M20S</meta:editing-duration>
    <meta:editing-cycles>7</meta:editing-cycles>
    <meta:generator>LibreOffice/7.3.4.2$Windows_X86_64 LibreOffice_project/728fec16bd5f605073805c3c9e7c4212a0120dc5</meta:generator>
    <meta:document-statistic meta:table-count="0" meta:image-count="0" meta:object-count="0" meta:page-count="7" meta:paragraph-count="124" meta:word-count="1229" meta:character-count="8301" meta:non-whitespace-character-count="7204"/>
  </office:meta>
</office:document-meta>
</file>